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rivers">
        <table:table-row>
          <table:table-cell office:value-type="float" office:value="1">
            <text:p>1</text:p>
          </table:table-cell>
          <table:table-cell office:value-type="string">
            <text:p>Lewis</text:p>
          </table:table-cell>
          <table:table-cell office:value-type="string">
            <text:p>Hamilton</text:p>
          </table:table-cell>
          <table:table-cell office:value-type="string">
            <text:p>1</text:p>
          </table:table-cell>
          <table:table-cell office:value-type="string">
            <text:p>Wielka Brytania</text:p>
          </table:table-cell>
          <table:table-cell office:value-type="string">
            <text:p>img/drivers/Lewis-Hamilton.jp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altteri</text:p>
          </table:table-cell>
          <table:table-cell office:value-type="string">
            <text:p>Bottas</text:p>
          </table:table-cell>
          <table:table-cell office:value-type="string">
            <text:p>1</text:p>
          </table:table-cell>
          <table:table-cell office:value-type="string">
            <text:p>Finlandia</text:p>
          </table:table-cell>
          <table:table-cell office:value-type="string">
            <text:p>img/drivers/Valtteri-Bottas.jpg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ebastian</text:p>
          </table:table-cell>
          <table:table-cell office:value-type="string">
            <text:p>Vettel</text:p>
          </table:table-cell>
          <table:table-cell office:value-type="string">
            <text:p>2</text:p>
          </table:table-cell>
          <table:table-cell office:value-type="string">
            <text:p>Niemcy</text:p>
          </table:table-cell>
          <table:table-cell office:value-type="string">
            <text:p>img/drivers/Sebastian-Vettel.jpg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ax</text:p>
          </table:table-cell>
          <table:table-cell office:value-type="string">
            <text:p>Verstappen</text:p>
          </table:table-cell>
          <table:table-cell office:value-type="string">
            <text:p>3</text:p>
          </table:table-cell>
          <table:table-cell office:value-type="string">
            <text:p>Holandia</text:p>
          </table:table-cell>
          <table:table-cell office:value-type="string">
            <text:p>img/drivers/Max-Verstappen.jpg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harles</text:p>
          </table:table-cell>
          <table:table-cell office:value-type="string">
            <text:p>Leclerc</text:p>
          </table:table-cell>
          <table:table-cell office:value-type="string">
            <text:p>2</text:p>
          </table:table-cell>
          <table:table-cell office:value-type="string">
            <text:p>Monako</text:p>
          </table:table-cell>
          <table:table-cell office:value-type="string">
            <text:p>img/drivers/Charles-Leclerc.jpg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ierre</text:p>
          </table:table-cell>
          <table:table-cell office:value-type="string">
            <text:p>Gasly</text:p>
          </table:table-cell>
          <table:table-cell office:value-type="string">
            <text:p>3</text:p>
          </table:table-cell>
          <table:table-cell office:value-type="string">
            <text:p>Francja</text:p>
          </table:table-cell>
          <table:table-cell office:value-type="string">
            <text:p>img/drivers/Pierre-Gasly.jpg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arlos</text:p>
          </table:table-cell>
          <table:table-cell office:value-type="string">
            <text:p>Sainz Jr.</text:p>
          </table:table-cell>
          <table:table-cell office:value-type="string">
            <text:p>4</text:p>
          </table:table-cell>
          <table:table-cell office:value-type="string">
            <text:p>Finlandia</text:p>
          </table:table-cell>
          <table:table-cell office:value-type="string">
            <text:p>img/drivers/Carlos-Sainz.jpg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Kevin</text:p>
          </table:table-cell>
          <table:table-cell office:value-type="string">
            <text:p>Magnussen</text:p>
          </table:table-cell>
          <table:table-cell office:value-type="string">
            <text:p>5</text:p>
          </table:table-cell>
          <table:table-cell office:value-type="string">
            <text:p>Dania</text:p>
          </table:table-cell>
          <table:table-cell office:value-type="string">
            <text:p>img/drivers/Kevin-Magnussen.jpg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ergio</text:p>
          </table:table-cell>
          <table:table-cell office:value-type="string">
            <text:p>Perez</text:p>
          </table:table-cell>
          <table:table-cell office:value-type="string">
            <text:p>6</text:p>
          </table:table-cell>
          <table:table-cell office:value-type="string">
            <text:p>Meksyk</text:p>
          </table:table-cell>
          <table:table-cell office:value-type="string">
            <text:p>img/drivers/Sergio-Perez.jpg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Kimi</text:p>
          </table:table-cell>
          <table:table-cell office:value-type="string">
            <text:p>Raikkonen</text:p>
          </table:table-cell>
          <table:table-cell office:value-type="string">
            <text:p>7</text:p>
          </table:table-cell>
          <table:table-cell office:value-type="string">
            <text:p>Finlandia</text:p>
          </table:table-cell>
          <table:table-cell office:value-type="string">
            <text:p>img/drivers/Kimi-Raikkonen.jpg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Lando</text:p>
          </table:table-cell>
          <table:table-cell office:value-type="string">
            <text:p>Norris</text:p>
          </table:table-cell>
          <table:table-cell office:value-type="string">
            <text:p>4</text:p>
          </table:table-cell>
          <table:table-cell office:value-type="string">
            <text:p>Wielka Brytania</text:p>
          </table:table-cell>
          <table:table-cell office:value-type="string">
            <text:p>img/drivers/Lando-Norris.jpg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Daniil</text:p>
          </table:table-cell>
          <table:table-cell office:value-type="string">
            <text:p>Kvyat</text:p>
          </table:table-cell>
          <table:table-cell office:value-type="string">
            <text:p>9</text:p>
          </table:table-cell>
          <table:table-cell office:value-type="string">
            <text:p>Rosja</text:p>
          </table:table-cell>
          <table:table-cell office:value-type="string">
            <text:p>img/drivers/Daniil-Kvyat.jpg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string">
            <text:p>8</text:p>
          </table:table-cell>
          <table:table-cell office:value-type="string">
            <text:p>Australia</text:p>
          </table:table-cell>
          <table:table-cell office:value-type="string">
            <text:p>img/drivers/Daniel-Ricciardo.jpg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lexander</text:p>
          </table:table-cell>
          <table:table-cell office:value-type="string">
            <text:p>Albon</text:p>
          </table:table-cell>
          <table:table-cell office:value-type="string">
            <text:p>9</text:p>
          </table:table-cell>
          <table:table-cell office:value-type="string">
            <text:p>Tajlandia</text:p>
          </table:table-cell>
          <table:table-cell office:value-type="string">
            <text:p>img/drivers/Alexander-Albon.jpg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Nico</text:p>
          </table:table-cell>
          <table:table-cell office:value-type="string">
            <text:p>Hulkenberg</text:p>
          </table:table-cell>
          <table:table-cell office:value-type="string">
            <text:p>8</text:p>
          </table:table-cell>
          <table:table-cell office:value-type="string">
            <text:p>Niemcy</text:p>
          </table:table-cell>
          <table:table-cell office:value-type="string">
            <text:p>img/drivers/Nico-Hulkenberg.jpg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Lance</text:p>
          </table:table-cell>
          <table:table-cell office:value-type="string">
            <text:p>Stroll</text:p>
          </table:table-cell>
          <table:table-cell office:value-type="string">
            <text:p>6</text:p>
          </table:table-cell>
          <table:table-cell office:value-type="string">
            <text:p>Kanada</text:p>
          </table:table-cell>
          <table:table-cell office:value-type="string">
            <text:p>img/drivers/Lance-Stroll.jpg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string">
            <text:p>5</text:p>
          </table:table-cell>
          <table:table-cell office:value-type="string">
            <text:p>Francja</text:p>
          </table:table-cell>
          <table:table-cell office:value-type="string">
            <text:p>img/drivers/Romain-Grosjean.jpg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Antonio</text:p>
          </table:table-cell>
          <table:table-cell office:value-type="string">
            <text:p>Giovinazzi</text:p>
          </table:table-cell>
          <table:table-cell office:value-type="string">
            <text:p>7</text:p>
          </table:table-cell>
          <table:table-cell office:value-type="string">
            <text:p>Włochy</text:p>
          </table:table-cell>
          <table:table-cell office:value-type="string">
            <text:p>img/drivers/Antonio-Giovinazzi.jpg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George</text:p>
          </table:table-cell>
          <table:table-cell office:value-type="string">
            <text:p>Russell</text:p>
          </table:table-cell>
          <table:table-cell office:value-type="string">
            <text:p>10</text:p>
          </table:table-cell>
          <table:table-cell office:value-type="string">
            <text:p>Wielka Brytania</text:p>
          </table:table-cell>
          <table:table-cell office:value-type="string">
            <text:p>img/drivers/George-Russell.jpg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Robert</text:p>
          </table:table-cell>
          <table:table-cell office:value-type="string">
            <text:p>Kubica</text:p>
          </table:table-cell>
          <table:table-cell office:value-type="string">
            <text:p>10</text:p>
          </table:table-cell>
          <table:table-cell office:value-type="string">
            <text:p>Polska</text:p>
          </table:table-cell>
          <table:table-cell office:value-type="string">
            <text:p>img/drivers/Robert-Kubica.jpg</text:p>
          </table:table-cell>
        </table:table-row>
      </table:table>
      <table:table table:name="drivers_answer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</table:table>
      <table:table table:name="teams">
        <table:table-row>
          <table:table-cell office:value-type="float" office:value="1">
            <text:p>1</text:p>
          </table:table-cell>
          <table:table-cell office:value-type="string">
            <text:p>Mercede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Ferrari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ed Bull Racing-Honda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cLaren-Renault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aas-Ferrari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Racing Point-Mercedes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lfa Romeo Racing-Ferrari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Renault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cuderia Toro Rosso-Honda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Williams-Mercedes</text:p>
          </table:table-cell>
        </table:table-row>
      </table:table>
      <table:table table:name="teams_answers">
        <table:table-row>
          <table:table-cell office:value-type="float" office:value="1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3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4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3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6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6deb5</meta:generator>
    <meta:initial-creator>phpMyAdmin 4.6.6deb5</meta:initial-creator>
    <meta:creation-date>2019-05-29T22:03:55</meta:creation-date>
  </office:meta>
</office:document-meta>
</file>